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F000000443408EEFA618340F1.png" manifest:media-type="image/png"/>
  <manifest:file-entry manifest:full-path="Pictures/1000000000000020000000204B249CA79A42C6D7.png" manifest:media-type="image/png"/>
  <manifest:file-entry manifest:full-path="Pictures/10000000000000500000000FC1C7B75301E1E9DB.png" manifest:media-type="image/png"/>
  <manifest:file-entry manifest:full-path="Pictures/10000201000002680000006A7192030E475D3E9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8cm" svg:height="1.381cm" svg:x="1.1cm" svg:y="2.207cm" presentation:class="title" presentation:placeholder="true" presentation:user-transformed="true">
          <draw:text-box/>
        </draw:frame>
        <draw:frame presentation:style-name="pr2" draw:text-style-name="P1" draw:layer="layout" svg:width="25.8cm" svg:height="13.4cm" svg:x="1.1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3.4cm" svg:x="1.1cm" svg:y="4.8cm" presentation:class="outline" presentation:placeholder="true">
        <draw:text-box/>
      </draw:frame>
      <draw:frame draw:style-name="Mgr3" draw:text-style-name="MP5" draw:layer="backgroundobjects" svg:width="2.41cm" svg:height="0.597cm" svg:x="24.59cm" svg:y="19.3cm">
        <draw:image xlink:href="Pictures/10000000000000500000000FC1C7B75301E1E9DB.png" xlink:type="simple" xlink:show="embed" xlink:actuate="onLoad" loext:mime-type="image/png">
          <text:p/>
        </draw:image>
      </draw:frame>
      <draw:frame draw:style-name="Mgr4" draw:text-style-name="MP6" draw:layer="backgroundobjects" svg:width="5.076cm" svg:height="1.199cm" svg:x="20.4cm" svg:y="19.259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</text:page-count></text:span><text:span text:style-name="MT2"><text:s/>- Licence</text:span></text:p>
        </draw:text-box>
      </draw:frame>
      <draw:frame draw:style-name="Mgr3" draw:text-style-name="MP5" draw:layer="backgroundobjects" svg:width="6.75cm" svg:height="1cm" svg:x="1.1cm" svg:y="0.6cm">
        <draw:image xlink:href="Pictures/10000201000002680000006A7192030E475D3E93.png" xlink:type="simple" xlink:show="embed" xlink:actuate="onLoad" loext:mime-type="image/png">
          <text:p/>
        </draw:image>
      </draw:frame>
      <draw:frame draw:style-name="Mgr5" draw:text-style-name="MP5" draw:layer="backgroundobjects" svg:width="34.275cm" svg:height="1.6cm" svg:x="-2.2cm" svg:y="19.9cm">
        <draw:image xlink:href="Pictures/10000201000005AF000000443408EEFA618340F1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H22M16S</meta:editing-duration>
    <meta:editing-cycles>7</meta:editing-cycles>
    <meta:generator>LibreOffice/6.3.4.2$Windows_X86_64 LibreOffice_project/60da17e045e08f1793c57c00ba83cdfce946d0aa</meta:generator>
    <dc:title>modele causerie</dc:title>
    <dc:date>2020-01-16T10:41:52.204000000</dc:date>
    <meta:document-statistic meta:object-count="26"/>
    <meta:user-defined meta:name="Laurent Magnin">Evarisk</meta:user-defined>
  </office:meta>
</office:document-meta>
</file>